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1" svg:font-family="'Lucida Sans'"/>
    <style:font-face style:name="Bitstream Vera Sans1" svg:font-family="'Bitstream Vera Sans'" style:font-pitch="variable"/>
    <style:font-face style:name="Lucida Sans" svg:font-family="'Lucida San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pbygging</text:h>
      <text:h text:style-name="Heading_20_2" text:outline-level="2">Tanken bak Lodo</text:h>
      <text:h text:style-name="Heading_20_2" text:outline-level="2">Tanken bak empatix</text:h>
      <text:h text:style-name="Heading_20_2" text:outline-level="2">FAQ</text:h>
      <text:h text:style-name="Heading_20_2" text:outline-level="2">Filstruktur</text:h>
      <text:p text:style-name="Text_20_body">&lt;trestruktur på koden og hva som finnes der&gt;</text:p>
      <text:p text:style-name="Text_20_body">|-&gt; doc (dokumentasjon)<text:line-break/>|-&gt; html<text:line-break/><text:tab/>|-&gt; css<text:line-break/><text:tab/>|-&gt; lib<text:line-break/><text:tab/>|-&gt; lodo<text:line-break/><text:tab/>|-&gt; empatix<text:line-break/><text:tab/>|-&gt; img<text:line-break/>|-&gt; mysql (Script som kjøres på alle databaser på en gang.)<text:line-break/>|-&gt; logic (Her legges business logikk til lodo)<text:line-break/><text:tab/>|-&gt; externalinvoice (Ekstern postering av faktura som et bilag.)<text:line-break/><text:tab/>|-&gt; salary (Lønnsobjekter)<text:line-break/><text:tab/>|-&gt; accounting (Bilagsføringsobjekt)<text:line-break/><text:tab/>|-&gt; report (Generelle rapporter objekter)<text:line-break/><text:tab/>|-&gt; invoicepdf (Objekt for å lage PDF filer av en fakura.)<text:line-break/><text:tab/>|-&gt; company (Firmaopplysningsobjekt. Inneholder adresser, revisor, regnskapsfører m. m.)<text:line-break/><text:tab/>|-&gt; install (Installeringsobjekt for å legge inn flere klienter.)<text:line-break/><text:tab/>|-&gt; invoice (Fakturaobjekt)<text:line-break/><text:tab/>|-&gt; journal (Objekt for å søke i bilag)<text:line-break/><text:tab/>|-&gt; linetextmap (Objekt for å håndtere mapping av tekst til rapporter)<text:line-break/><text:tab/>|-&gt; postmotpost (Objekt for å matche bilag)<text:line-break/><text:tab/>|-&gt; vat (MVA håndtering)<text:line-break/>|-&gt; inc (HTML includes. Her ligger lodos webside.)<text:line-break/>|-&gt; alogic (Altinn logic.)<text:line-break/>|-&gt; code (Lodo og empatix code)<text:line-break/><text:tab/>|-&gt; lib (Empatix core 0 logic)<text:line-break/><text:tab/><text:tab/>|-&gt; login.php (Sender deg til default login interface)<text:line-break/><text:tab/><text:tab/>|-&gt; frame.php (Legger til flere frames hvis du har tilgang til flere interfaces)<text:line-break/><text:tab/><text:tab/>|-&gt; interface.php (Innholdet i framen du jobber)<text:line-break/><text:tab/><text:tab/>|-&gt; login_screen.php (Login bildet hvis du automatisk blir logget ut)<text:line-break/><text:tab/><text:tab/>|-&gt; date <text:bookmark-start text:name="DDE_LINK4"/>($_lib['date'] inneholder datofunksjoner.)<text:bookmark-end text:name="DDE_LINK4"/><text:line-break/><text:tab/><text:tab/>|-&gt; setup (Inneholder config filer for hver kunde)<text:line-break/><text:tab/><text:tab/>|-&gt; form ($_lib['form3'] inneholder autoforms.)<text:line-break/><text:tab/><text:tab/>|-&gt; index (Setter opp alle objektene i rammeverket. Dispatcher.)<text:line-break/><text:tab/><text:tab/>|-&gt; query (Predefinerte spørringer som for eksempel menyspørringer.)<text:line-break/><text:tab/><text:tab/>|-&gt; auth (Håndterer å sjekke at brukeren har rett til å logge inn.)<text:line-break/><text:tab/><text:tab/>|-&gt; budget <text:s/>(Burde lagt under lodo. Er budsjettbehandlingen i lodo.)<text:line-break/><text:tab/><text:tab/>|-&gt; cache (Ikke i bruk ennå.)<text:line-break/><text:tab/><text:tab/>|-&gt; convert (Før du lagrer ting i databasen konverterer denne dataene om nødvendig)<text:line-break/><text:tab/><text:tab/>|-&gt; db (Databaseabstraksjonslag)<text:line-break/><text:tab/><text:tab/>|-&gt; format (Formateringsobjekt. Formaterer for visning. $_lib[‘format’])<text:line-break/><text:tab/><text:tab/>|-&gt; html (Generell HTML header)<text:line-break/><text:tab/><text:tab/>|-&gt; input (Kalles på starten av init. Korrigerer verdier i.h.h.t. confdbfields tabellen.)<text:line-break/><text:tab/><text:tab/>|-&gt; lang (Språkstrenger.)<text:line-break/><text:tab/><text:tab/>|-&gt; log (Objekt for skriving til log tabeller.)<text:line-break/><text:tab/><text:tab/>|-&gt; message (Klasse for å skrive inn meldinger i systemet. Kan også sende mail.)<text:line-break/><text:tab/><text:tab/>|-&gt; mvavstemming (Objekt for MVA avstemning i Lodo.)<text:line-break/><text:tab/><text:tab/>|-&gt; password (Objekt for håndtering av passord. Kan generere passord m.m.)<text:line-break/><text:tab/><text:tab/>|-&gt; salary (Vet ikke om det er aktivt.)<text:line-break/><text:tab/><text:tab/>|-&gt; security (Sjekker om det er en intern bruker eller ekstern. Tror ikke det er i bruk.)<text:line-break/><text:bookmark-start text:name="DDE_LINK2"/><text:tab/><text:tab/>|-&gt; <text:bookmark-end text:name="DDE_LINK2"/>session(Session objektet. Håndtering av bruker info, roller m.m.)<text:line-break/><text:tab/>|-&gt; lodo<text:line-break/><text:tab/><text:tab/>|-&gt; altinn (Alle filer som trengs for innsending av oppgaver til altinn.)<text:line-break/><text:tab/><text:tab/>|-&gt; lib (Mest bare klasser for å lage skjema til altinn.)<text:line-break/><text:tab/><text:tab/>|-&gt; aarsoppgjoer (Årsoppgjørsprog. Posterer bilag som legger saldoene inn i lodo)<text:line-break/><text:tab/><text:tab/>|-&gt; accountplan (Oppsett av kontoplan)<text:line-break/><text:tab/><text:tab/>|-&gt; arbeidsgiveravgift (Oppsett for arbeidsgiveravgift.)<text:line-break/><text:tab/><text:tab/>|-&gt; timereg (Timeregistreringssystem.)<text:line-break/><text:tab/><text:tab/>|-&gt; kommune (Grensesnitt for oppsett av kommune.)<text:line-break/><text:tab/><text:tab/>|-&gt; salary (Lønnsregistrering.)<text:line-break/><text:tab/><text:tab/>|-&gt; invoice (Fakturering)<text:line-break/><text:tab/><text:tab/>|-&gt; journal (Bilagsføring.)<text:line-break/><text:tab/><text:tab/>|-&gt; borettslag (Borettslag fakturering og rapporter.)<text:line-break/><text:tab/><text:tab/>|-&gt; feriepenger (Rapport for å sette av feriepenger.)<text:line-break/><text:tab/><text:tab/>|-&gt; person (Redigere personinfo)<text:line-break/><text:tab/><text:tab/>|-&gt; linetextmap (Editere mapping av tekst til rapporter)<text:line-break/><text:tab/><text:tab/>|-&gt; report (Rapportgrensesnitt og mal for rapportene.)<text:line-break/><text:tab/><text:tab/>|-&gt; weeklysale (Ukesoppgjør.)<text:line-break/><text:tab/><text:tab/>|-&gt; filarkiv (Filarkiv.)<text:line-break/><text:tab/><text:tab/>|-&gt; accountperiod (Periodeoppsett)<text:line-break/><text:tab/><text:tab/>|-&gt; mvaavstemming (Grensesnitt for mva avstemning)<text:line-break/><text:tab/><text:tab/>|-&gt; bank (bankavstemming)<text:line-break/><text:tab/><text:tab/>|-&gt; budget (Grensesnitt for budsjett)<text:line-break/><text:tab/><text:tab/>|-&gt; documentation (Mangler)<text:line-break/><text:tab/><text:tab/>|-&gt; install (Grensesnitt for installasjon)<text:line-break/><text:tab/><text:tab/>|-&gt; lodo (Startsiden for lodo. )<text:line-break/><text:tab/><text:tab/>|-&gt; postmotpost (Rapport for å lukke åpne poster.)<text:line-break/><text:tab/><text:tab/>|-&gt; product (Produkt editering.)<text:line-break/><text:tab/><text:tab/>|-&gt; varelager (Varetellingsliste.)<text:line-break/><text:tab/><text:tab/>|-&gt; vat (MVA oppsett.)<text:line-break/><text:tab/><text:tab/>|-&gt; company (Firmaopplysninger editering.)<text:line-break/><text:tab/><text:tab/>|-&gt; department (Avdelingsoppsett)<text:line-break/><text:tab/><text:tab/>|-&gt; exchange (Valuta konvertering. Virker ikke helt.)<text:line-break/><text:tab/><text:tab/>|-&gt; project (Prosjektoppsett for å endre prosjekter som brukes under bilsgsregistrering.)</text:p>
      <text:h text:style-name="Heading_20_2" text:outline-level="2">Databasestruktur</text:h>
      <text:p text:style-name="Text_20_body">&lt;Tabelloversikt og hva som finnes i dem, samt hvilke tabeller som er i bruk&gt;</text:p>
      <text:h text:style-name="Heading_20_1" text:outline-level="1">Innstallasjon</text:h>
      <text:p text:style-name="Text_20_body">Database</text:p>
      <text:p text:style-name="Text_20_body">&lt;Hvilken fil inneholder en initiell database&gt;</text:p>
      <text:p text:style-name="Text_20_body">Filstruktur</text:p>
      <text:p text:style-name="Text_20_body">&lt;Hvordan må filene plasseres for at systemet skal virke og hvilke filer må modifiseres med path og database&gt;</text:p>
      <text:p text:style-name="Text_20_body">&lt;Hvilke filer må webserveren ha skriverettigheter til&gt;</text:p>
      <text:h text:style-name="Heading_20_1" text:outline-level="1">Rammeverk</text:h>
      <text:p text:style-name="Text_20_body">&lt;moduler i rammeverket&gt;</text:p>
      <text:p text:style-name="Text_20_body">&lt;Hvor kalles rammeverket fra&gt;</text:p>
      <text:p text:style-name="Text_20_body">&lt;Hvordan disable sikkerheten i rammeverket&gt;</text:p>
      <text:p text:style-name="Text_20_body">&lt;Technical, hva? hvordan?&gt;</text:p>
      <text:h text:style-name="Heading_20_1" text:outline-level="1">Moduler</text:h>
      <text:p text:style-name="Text_20_body">&lt;Alle moduler i lodo unntatt altinn og hva de brukes til&gt;</text:p>
      <text:h text:style-name="Heading_20_1" text:outline-level="1">Integrasjoner</text:h>
      <text:p text:style-name="Text_20_body">&lt;Hvilke objekter kan man bruke om man ønsker å lage et integrasjonspunkt&gt;</text:p>
      <text:p text:style-name="Text_20_body">&lt;Hvordan lager man en ramme rundt integrasjonspunkte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1" svg:font-family="'Lucida Sans'"/>
    <style:font-face style:name="Bitstream Vera Sans1" svg:font-family="'Bitstream Vera Sans'" style:font-pitch="variable"/>
    <style:font-face style:name="Lucida Sans" svg:font-family="'Lucida San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Bitstream Vera Sans1" style:font-size-asian="12pt" style:language-asian="none" style:country-asian="none" style:font-name-complex="Lucida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Lucida Sans" style:font-size-asian="14pt" style:font-name-complex="Lucida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 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6-04-07T16:11:40</meta:creation-date>
    <dc:date>2006-04-18T16:25:01</dc:date>
    <meta:print-date>2006-04-18T10:17:09</meta:print-date>
    <dc:language>en-US</dc:language>
    <meta:editing-cycles>15</meta:editing-cycles>
    <meta:editing-duration>P11DT0H13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25" meta:word-count="574" meta:character-count="4739"/>
  </office:meta>
</office:document-meta>
</file>